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Conceitos Gerais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/>O protótipo é composto por 4 gráficos;</text:p>
              </text:list-item>
              <text:list-item>
                <text:p><text:s/>Cada gráfico é uma representação diferente do mesmo conjunto de dados;</text:p>
              </text:list-item>
              <text:list-item>
                <text:p><text:s/>Alguns gráficos possuem mecanismos de interatividade;</text:p>
                <text:list>
                  <text:list-item>
                    <text:p><text:s/>Pode-se clicar em uma representação de uma série temporal, e a mesma série será iluminada nos outros gráficos;</text:p>
                  </text:list-item>
                  <text:list-item>
                    <text:p><text:s/>Alguns gráficos possuem seleção em grupo.</text:p>
                  </text:list-item>
                </text:list>
              </text:list-item>
              <text:list-item>
                <text:p><text:s/>O gráfico em leques serve como referência;</text:p>
              </text:list-item>
              <text:list-item>
                <text:p><text:s/>A aplicação permite <text:span text:style-name="T1">zoom</text:span> e <text:span text:style-name="T1">pan</text:span> em todos os gráfic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Conceitos Gerai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/>A janela possui uma área central com os gráficos;</text:p>
              </text:list-item>
              <text:list-item>
                <text:p><text:s/>Ao lado, existe um painel com algumas opções;</text:p>
                <text:list>
                  <text:list-item>
                    <text:p><text:s/>Acima são as opções gerais (propriedade, referência);</text:p>
                  </text:list-item>
                  <text:list-item>
                    <text:p><text:s/>Logo abaixo há uma seção com opções gráficas globais (paleta de cores dos dados);</text:p>
                  </text:list-item>
                  <text:list-item>
                    <text:p><text:s/>Por último, há uma seção de opções para cada gráfico, bem como uma legenda para os símbolos comuns a todos os gráfic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layer="backgroundobjects" svg:width="6.5cm" svg:height="1.449cm" svg:x="21cm" svg:y="19cm" presentation:class="date-time">
        <draw:text-box>
          <text:p text:style-name="MP11"><presentation:date-time/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3:49:39.036615979</meta:creation-date>
    <dc:date>2017-09-17T13:50:31.504584102</dc:date>
    <meta:editing-duration>PT53S</meta:editing-duration>
    <meta:editing-cycles>1</meta:editing-cycles>
    <meta:generator>LibreOffice/5.3.5.2$Linux_X86_64 LibreOffice_project/30$Build-2</meta:generator>
    <meta:document-statistic meta:object-count="44"/>
  </office:meta>
</office:document-meta>
</file>